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gsanaUPC" svg:font-family="AngsanaUPC" style:font-family-generic="roman"/>
    <style:font-face style:name="Verdana" svg:font-family="Verdan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008cm" fo:margin-left="0cm" table:align="left" style:writing-mode="lr-tb"/>
    </style:style>
    <style:style style:name="Table1.A" style:family="table-column">
      <style:table-column-properties style:column-width="6.299cm"/>
    </style:style>
    <style:style style:name="Table1.B" style:family="table-column">
      <style:table-column-properties style:column-width="11.7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="none" style:writing-mode="lr-tb"/>
    </style:style>
    <style:style style:name="P1" style:family="paragraph" style:parent-style-name="Zawartość_20_tabeli">
      <style:paragraph-properties fo:text-align="start" style:justify-single-word="false"/>
      <style:text-properties style:font-name="Arial" fo:font-size="11pt" fo:font-weight="bold" officeooo:paragraph-rsid="001938c6" style:font-size-asian="11pt" style:font-weight-asian="bold" style:font-name-complex="Arial" style:font-size-complex="11pt" style:font-weight-complex="bold"/>
    </style:style>
    <style:style style:name="P2" style:family="paragraph" style:parent-style-name="Zawartość_20_tabeli">
      <style:paragraph-properties fo:text-align="start" style:justify-single-word="false"/>
      <style:text-properties fo:color="#000000" style:font-name="Arial" fo:font-size="13pt" fo:font-weight="bold" officeooo:paragraph-rsid="001938c6" style:font-size-asian="13pt" style:font-weight-asian="bold" style:font-name-complex="Arial" style:font-size-complex="13pt" style:font-weight-complex="bold"/>
    </style:style>
    <style:style style:name="P3" style:family="paragraph" style:parent-style-name="Zawartość_20_tabeli">
      <style:paragraph-properties fo:text-align="start" style:justify-single-word="false"/>
      <style:text-properties fo:color="#000000" style:font-name="Ubuntu" fo:font-size="11pt" fo:font-weight="bold" officeooo:paragraph-rsid="001ec91b" style:font-size-asian="11pt" style:font-weight-asian="bold" style:font-name-complex="Arial" style:font-size-complex="11pt" style:font-weight-complex="bold"/>
    </style:style>
    <style:style style:name="P4" style:family="paragraph" style:parent-style-name="Zawartość_20_tabeli">
      <style:paragraph-properties fo:text-align="start" style:justify-single-word="false"/>
      <style:text-properties fo:color="#333333" style:font-name="Ubuntu" fo:font-size="11pt" fo:font-weight="bold" officeooo:paragraph-rsid="001ec91b" style:font-size-asian="11pt" style:font-weight-asian="bold" style:font-name-complex="Arial" style:font-size-complex="11pt" style:font-weight-complex="bold"/>
    </style:style>
    <style:style style:name="P5" style:family="paragraph" style:parent-style-name="Zawartość_20_tabeli">
      <style:paragraph-properties fo:text-align="start" style:justify-single-word="false"/>
      <style:text-properties fo:color="#333333" style:font-name="Ubuntu" fo:font-size="11pt" fo:font-weight="normal" officeooo:paragraph-rsid="001ec91b" style:font-size-asian="11pt" style:font-weight-asian="normal" style:font-name-complex="Arial" style:font-size-complex="11pt" style:font-weight-complex="normal"/>
    </style:style>
    <style:style style:name="P6" style:family="paragraph" style:parent-style-name="Zawartość_20_tabeli">
      <style:paragraph-properties fo:text-align="start" style:justify-single-word="false"/>
      <style:text-properties officeooo:paragraph-rsid="001ec91b"/>
    </style:style>
    <style:style style:name="P7" style:family="paragraph" style:parent-style-name="Zawartość_20_tabeli">
      <style:paragraph-properties fo:text-align="start" style:justify-single-word="false"/>
      <style:text-properties officeooo:paragraph-rsid="001ecde7"/>
    </style:style>
    <style:style style:name="P8" style:family="paragraph" style:parent-style-name="Zawartość_20_tabeli">
      <style:paragraph-properties fo:text-align="start" style:justify-single-word="false"/>
      <style:text-properties fo:font-variant="normal" fo:text-transform="none" fo:color="#333333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paragraph-rsid="001ec91b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9" style:family="paragraph" style:parent-style-name="Zawartość_20_tabeli">
      <style:paragraph-properties fo:text-align="start" style:justify-single-word="false"/>
      <style:text-properties style:font-name="Ubuntu" fo:font-size="11pt" fo:font-weight="normal" officeooo:paragraph-rsid="001ec91b" style:font-size-asian="11pt" style:font-weight-asian="normal" style:font-name-complex="Arial" style:font-size-complex="11pt" style:font-weight-complex="normal"/>
    </style:style>
    <style:style style:name="P10" style:family="paragraph" style:parent-style-name="Zawartość_20_tabeli">
      <style:paragraph-properties fo:margin-top="0.7cm" fo:margin-bottom="0cm" loext:contextual-spacing="false" fo:text-align="start" style:justify-single-word="false"/>
      <style:text-properties fo:color="#000000" style:font-name="Arial" fo:font-size="11pt" fo:font-weight="bold" officeooo:paragraph-rsid="002024c3" style:font-size-asian="11pt" style:font-weight-asian="bold" style:font-name-complex="Arial" style:font-size-complex="11pt" style:font-weight-complex="bold"/>
    </style:style>
    <style:style style:name="P11" style:family="paragraph" style:parent-style-name="Zawartość_20_tabeli">
      <style:paragraph-properties fo:margin-top="0cm" fo:margin-bottom="0cm" loext:contextual-spacing="false" fo:text-align="start" style:justify-single-word="false"/>
      <style:text-properties fo:color="#333333" style:font-name="Ubuntu" fo:font-size="11pt" fo:font-weight="normal" officeooo:paragraph-rsid="001ec91b" style:font-size-asian="11pt" style:font-weight-asian="normal" style:font-name-complex="Arial" style:font-size-complex="11pt" style:font-weight-complex="normal"/>
    </style:style>
    <style:style style:name="P12" style:family="paragraph" style:parent-style-name="Zawartość_20_tabeli">
      <style:paragraph-properties fo:margin-top="0cm" fo:margin-bottom="0cm" loext:contextual-spacing="false" fo:text-align="start" style:justify-single-word="false"/>
      <style:text-properties fo:color="#333333" style:font-name="Ubuntu" fo:font-size="11pt" fo:font-weight="normal" officeooo:paragraph-rsid="001ecde7" style:font-size-asian="11pt" style:font-weight-asian="normal" style:font-name-complex="Arial" style:font-size-complex="11pt" style:font-weight-complex="normal"/>
    </style:style>
    <style:style style:name="P13" style:family="paragraph" style:parent-style-name="Zawartość_20_tabeli">
      <style:paragraph-properties fo:margin-top="0cm" fo:margin-bottom="0cm" loext:contextual-spacing="false" fo:text-align="start" style:justify-single-word="false"/>
      <style:text-properties fo:color="#000000" style:font-name="Arial" fo:font-size="11pt" fo:font-weight="normal" officeooo:rsid="00075678" officeooo:paragraph-rsid="002024c3" style:font-size-asian="11pt" style:font-weight-asian="normal" style:font-name-complex="Arial" style:font-size-complex="11pt" style:font-weight-complex="normal"/>
    </style:style>
    <style:style style:name="P14" style:family="paragraph" style:parent-style-name="Zawartość_20_tabeli">
      <style:paragraph-properties fo:margin-top="0cm" fo:margin-bottom="0cm" loext:contextual-spacing="false" fo:text-align="start" style:justify-single-word="false"/>
      <style:text-properties fo:color="#000000" style:font-name="Arial" fo:font-size="11pt" fo:font-weight="bold" officeooo:paragraph-rsid="002024c3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2024c3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Arial" fo:font-size="11pt" fo:font-weight="bold" officeooo:paragraph-rsid="002024c3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officeooo:paragraph-rsid="002024c3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Ubuntu" fo:font-size="11pt" fo:font-weight="bold" officeooo:paragraph-rsid="002024c3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Ubuntu" fo:font-size="11pt" fo:font-weight="bold" officeooo:paragraph-rsid="001938c6" style:font-size-asian="11pt" style:font-weight-asian="bold" style:font-name-complex="Arial" style:font-size-complex="11pt" style:font-weight-complex="bold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/>
      <style:text-properties fo:color="#333333" style:font-name="Ubuntu" fo:font-size="11pt" fo:font-weight="normal" officeooo:rsid="000dbafe" officeooo:paragraph-rsid="001ec91b" style:font-size-asian="11pt" style:font-weight-asian="normal" style:font-name-complex="Arial" style:font-size-complex="11pt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/>
      <style:text-properties fo:color="#333333" style:font-name="Ubuntu" fo:font-size="11pt" fo:font-weight="normal" officeooo:rsid="00075678" officeooo:paragraph-rsid="001938c6" style:font-size-asian="11pt" style:font-weight-asian="normal" style:font-name-complex="Arial" style:font-size-complex="11pt" style:font-weight-complex="normal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/>
      <style:text-properties fo:color="#333333" style:font-name="Ubuntu" fo:font-size="11pt" fo:font-weight="normal" officeooo:rsid="000fac54" officeooo:paragraph-rsid="001ec91b" style:font-size-asian="11pt" style:font-weight-asian="normal" style:font-name-complex="Arial" style:font-size-complex="11pt" style:font-weight-complex="normal"/>
    </style:style>
    <style:style style:name="P23" style:family="paragraph" style:parent-style-name="Zawartość_20_tabeli">
      <style:paragraph-properties fo:margin-top="0.9cm" fo:margin-bottom="0cm" loext:contextual-spacing="false" fo:text-align="start" style:justify-single-word="false"/>
      <style:text-properties fo:color="#000000" style:font-name="Ubuntu" fo:font-size="11pt" fo:font-weight="bold" officeooo:paragraph-rsid="001ec91b" style:font-size-asian="11pt" style:font-weight-asian="bold" style:font-name-complex="Arial" style:font-size-complex="11pt" style:font-weight-complex="bold"/>
    </style:style>
    <style:style style:name="P24" style:family="paragraph" style:parent-style-name="Linia_20_pozioma">
      <style:paragraph-properties fo:text-align="start" style:justify-single-word="false"/>
      <style:text-properties style:font-name="Arial" officeooo:paragraph-rsid="001938c6" style:font-name-complex="Arial"/>
    </style:style>
    <style:style style:name="P25" style:family="paragraph" style:parent-style-name="Linia_20_pozioma">
      <style:paragraph-properties fo:text-align="start" style:justify-single-word="false"/>
      <style:text-properties style:font-name="Ubuntu" fo:font-size="11pt" officeooo:paragraph-rsid="001ec91b" style:font-size-asian="11pt" style:font-name-complex="Arial" style:font-size-complex="11pt"/>
    </style:style>
    <style:style style:name="P26" style:family="paragraph" style:parent-style-name="Linia_20_pozioma">
      <style:paragraph-properties fo:text-align="start" style:justify-single-word="false"/>
      <style:text-properties style:font-name="Ubuntu" fo:font-size="11pt" officeooo:paragraph-rsid="001938c6" style:font-size-asian="11pt" style:font-name-complex="Arial" style:font-size-complex="11pt"/>
    </style:style>
    <style:style style:name="P27" style:family="paragraph" style:parent-style-name="Linia_20_pozioma">
      <style:paragraph-properties fo:text-align="start" style:justify-single-word="false"/>
      <style:text-properties fo:color="#333333" style:font-name="Ubuntu" fo:font-size="11pt" fo:font-weight="normal" officeooo:paragraph-rsid="001ec91b" style:font-size-asian="11pt" style:font-weight-asian="normal" style:font-name-complex="Ari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paragraph-rsid="001938c6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paragraph-rsid="001b8ae2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0" style:family="paragraph" style:parent-style-name="Standard">
      <style:paragraph-properties fo:text-align="start" style:justify-single-word="false"/>
      <style:text-properties officeooo:paragraph-rsid="001c6c84"/>
    </style:style>
    <style:style style:name="P31" style:family="paragraph" style:parent-style-name="Standard">
      <style:paragraph-properties fo:margin-top="0.499cm" fo:margin-bottom="0cm" loext:contextual-spacing="false" fo:text-align="start" style:justify-single-word="false"/>
      <style:text-properties fo:color="#000000" style:font-name="Ubuntu" fo:font-size="24pt" fo:font-weight="normal" officeooo:rsid="002024c3" officeooo:paragraph-rsid="002024c3" style:font-size-asian="24pt" style:font-weight-asian="normal" style:font-name-complex="Arial" style:font-size-complex="24pt" style:font-weight-complex="normal"/>
    </style:style>
    <style:style style:name="P32" style:family="paragraph" style:parent-style-name="Standard">
      <style:paragraph-properties fo:text-align="start" style:justify-single-word="false" style:text-autospace="none" style:vertical-align="auto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paragraph-rsid="001ec91b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3" style:family="paragraph" style:parent-style-name="Standard">
      <style:paragraph-properties fo:text-align="start" style:justify-single-word="false" style:text-autospace="none" style:vertical-align="auto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paragraph-rsid="00272430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paragraph-rsid="001938c6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1b046c" officeooo:paragraph-rsid="001938c6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1b046c" officeooo:paragraph-rsid="00272430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solid" style:text-underline-width="auto" style:text-underline-color="font-color" fo:font-weight="normal" officeooo:rsid="00091198" officeooo:paragraph-rsid="001b8ae2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italic" style:text-underline-style="none" fo:font-weight="normal" officeooo:rsid="00095378" officeooo:paragraph-rsid="00292ced" style:font-name-asian="AngsanaUPC" style:font-size-asian="11pt" style:language-asian="en" style:country-asian="US" style:font-style-asian="italic" style:font-weight-asian="normal" style:font-name-complex="Arial" style:font-size-complex="11pt" style:font-style-complex="italic" style:font-weight-complex="normal" style:text-scale="100%"/>
    </style:style>
    <style:style style:name="P39" style:family="paragraph" style:parent-style-name="Standard">
      <style:paragraph-properties fo:text-align="start" style:justify-single-word="false"/>
      <style:text-properties officeooo:paragraph-rsid="001ec91b"/>
    </style:style>
    <style:style style:name="P40" style:family="paragraph" style:parent-style-name="Standard">
      <style:paragraph-properties fo:text-align="start" style:justify-single-word="false" style:text-autospace="none" style:vertical-align="auto"/>
      <style:text-properties officeooo:paragraph-rsid="001ec91b"/>
    </style:style>
    <style:style style:name="P41" style:family="paragraph" style:parent-style-name="Standard">
      <style:paragraph-properties fo:text-align="start" style:justify-single-word="false" style:text-autospace="none" style:vertical-align="auto"/>
      <style:text-properties style:font-name="Ubuntu" fo:font-size="11pt" officeooo:paragraph-rsid="00272430" style:font-size-asian="11pt" style:font-size-complex="11pt"/>
    </style:style>
    <style:style style:name="P42" style:family="paragraph" style:parent-style-name="Standard">
      <style:paragraph-properties fo:text-align="start" style:justify-single-word="false" style:text-autospace="none" style:vertical-align="auto"/>
      <style:text-properties style:font-name="Ubuntu" fo:font-size="11pt" fo:font-style="italic" officeooo:paragraph-rsid="00292ced" style:font-size-asian="11pt" style:font-style-asian="italic" style:font-size-complex="11pt" style:font-style-complex="italic"/>
    </style:style>
    <style:style style:name="P43" style:family="paragraph" style:parent-style-name="Zawartość_20_tabeli" style:list-style-name="L4">
      <style:paragraph-properties fo:text-align="start" style:justify-single-word="false"/>
      <style:text-properties style:font-name="Ubuntu" fo:font-size="11pt" officeooo:rsid="000fac54" officeooo:paragraph-rsid="001ec91b" style:font-size-asian="11pt" style:font-name-complex="Arial" style:font-size-complex="11pt"/>
    </style:style>
    <style:style style:name="P44" style:family="paragraph" style:parent-style-name="Zawartość_20_tabeli">
      <style:paragraph-properties fo:text-align="start" style:justify-single-word="false"/>
      <style:text-properties style:font-name="Ubuntu" fo:font-size="11pt" officeooo:paragraph-rsid="001ec91b" style:font-size-asian="11pt" style:font-size-complex="11pt"/>
    </style:style>
    <style:style style:name="P45" style:family="paragraph" style:parent-style-name="Zawartość_20_tabeli" style:list-style-name="L4">
      <style:paragraph-properties fo:text-align="start" style:justify-single-word="false"/>
      <style:text-properties fo:color="#333333" style:font-name="Ubuntu" fo:font-size="11pt" fo:font-weight="normal" officeooo:rsid="0010b7d2" officeooo:paragraph-rsid="001ec91b" style:font-size-asian="11pt" style:font-weight-asian="normal" style:font-name-complex="Arial" style:font-size-complex="11pt" style:font-weight-complex="normal"/>
    </style:style>
    <style:style style:name="P46" style:family="paragraph" style:parent-style-name="Zawartość_20_tabeli">
      <style:paragraph-properties fo:margin-top="0.9cm" fo:margin-bottom="0cm" loext:contextual-spacing="false" fo:text-align="start" style:justify-single-word="false"/>
      <style:text-properties fo:color="#000000" style:font-name="Ubuntu" fo:font-size="11pt" fo:font-weight="bold" officeooo:paragraph-rsid="001ec91b" style:font-size-asian="11pt" style:font-weight-asian="bold" style:font-name-complex="Arial" style:font-size-complex="11pt" style:font-weight-complex="bold"/>
    </style:style>
    <style:style style:name="T1" style:family="text">
      <style:text-properties fo:color="#000000" style:font-name="Arial" fo:font-size="11pt" fo:font-weight="normal" officeooo:rsid="00075678" style:font-size-asian="11pt" style:font-weight-asian="normal" style:font-name-complex="Arial" style:font-size-complex="11pt" style:font-weight-complex="normal"/>
    </style:style>
    <style:style style:name="T2" style:family="text">
      <style:text-properties officeooo:rsid="0007b19c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solid" style:text-underline-width="auto" style:text-underline-color="font-color" fo:font-weight="normal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solid" style:text-underline-width="auto" style:text-underline-color="font-color" fo:font-weight="normal" officeooo:rsid="00091198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solid" style:text-underline-width="auto" style:text-underline-color="font-color" fo:font-weight="normal" officeooo:rsid="00291cac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solid" style:text-underline-width="auto" style:text-underline-color="font-color" fo:font-weight="normal" officeooo:rsid="001494ef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1494ef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0befd1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0dbafe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291cac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fo:font-style="normal" style:text-underline-style="none" fo:font-weight="normal" style:font-name-asian="AngsanaUPC" style:language-asian="en" style:country-asian="US" style:font-style-asian="normal" style:font-weight-asian="normal" style:font-name-complex="Arial" style:font-style-complex="normal" style:font-weight-complex="normal" style:text-scale="100%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fo:font-style="normal" style:text-underline-style="none" fo:font-weight="normal" officeooo:rsid="000befd1" style:font-name-asian="AngsanaUPC" style:language-asian="en" style:country-asian="US" style:font-style-asian="normal" style:font-weight-asian="normal" style:font-name-complex="Arial" style:font-style-complex="normal" style:font-weight-complex="normal" style:text-scale="100%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fo:font-style="normal" style:text-underline-style="none" fo:font-weight="normal" officeooo:rsid="000dbafe" style:font-name-asian="AngsanaUPC" style:language-asian="en" style:country-asian="US" style:font-style-asian="normal" style:font-weight-asian="normal" style:font-name-complex="Arial" style:font-style-complex="normal" style:font-weight-complex="normal" style:text-scale="100%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fo:font-style="normal" style:text-underline-style="none" fo:font-weight="normal" officeooo:rsid="000b9acb" style:font-name-asian="AngsanaUPC" style:language-asian="en" style:country-asian="US" style:font-style-asian="normal" style:font-weight-asian="normal" style:font-name-complex="Arial" style:font-style-complex="normal" style:font-weight-complex="normal" style:text-scale="100%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fo:font-style="normal" style:text-underline-style="none" fo:font-weight="normal" officeooo:rsid="00272430" style:font-name-asian="AngsanaUPC" style:language-asian="en" style:country-asian="US" style:font-style-asian="normal" style:font-weight-asian="normal" style:font-name-complex="Arial" style:font-style-complex="normal" style:font-weight-complex="normal" style:text-scale="100%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fo:font-style="normal" style:text-underline-style="none" fo:font-weight="normal" officeooo:rsid="00291cac" style:font-name-asian="AngsanaUPC" style:language-asian="en" style:country-asian="US" style:font-style-asian="normal" style:font-weight-asian="normal" style:font-name-complex="Arial" style:font-style-complex="normal" style:font-weight-complex="normal" style:text-scale="100%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fo:font-style="normal" style:text-underline-style="none" fo:font-weight="bold" officeooo:rsid="000b9acb" style:font-name-asian="AngsanaUPC" style:language-asian="en" style:country-asian="US" style:font-style-asian="normal" style:font-weight-asian="bold" style:font-name-complex="Arial" style:font-style-complex="normal" style:font-weight-complex="bold" style:text-scale="100%"/>
    </style:style>
    <style:style style:name="T19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fo:font-style="normal" style:text-underline-style="none" fo:font-weight="bold" officeooo:rsid="00291cac" style:font-name-asian="AngsanaUPC" style:language-asian="en" style:country-asian="US" style:font-style-asian="normal" style:font-weight-asian="bold" style:font-name-complex="Arial" style:font-style-complex="normal" style:font-weight-complex="bold" style:text-scale="100%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fo:font-style="italic" style:text-underline-style="none" fo:font-weight="bold" officeooo:rsid="000b9acb" style:font-name-asian="AngsanaUPC" style:language-asian="en" style:country-asian="US" style:font-style-asian="italic" style:font-weight-asian="bold" style:font-name-complex="Arial" style:font-style-complex="italic" style:font-weight-complex="bold" style:text-scale="100%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fo:font-style="italic" style:text-underline-style="none" fo:font-weight="bold" officeooo:rsid="00291cac" style:font-name-asian="AngsanaUPC" style:language-asian="en" style:country-asian="US" style:font-style-asian="italic" style:font-weight-asian="bold" style:font-name-complex="Arial" style:font-style-complex="italic" style:font-weight-complex="bold" style:text-scale="100%"/>
    </style:style>
    <style:style style:name="T22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style:text-underline-style="none" fo:font-weight="normal" officeooo:rsid="000befd1" style:font-name-asian="AngsanaUPC" style:language-asian="en" style:country-asian="US" style:font-weight-asian="normal" style:font-name-complex="Arial" style:font-weight-complex="normal" style:text-scale="100%"/>
    </style:style>
    <style:style style:name="T23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style:text-underline-style="none" fo:font-weight="normal" officeooo:rsid="000dbafe" style:font-name-asian="AngsanaUPC" style:language-asian="en" style:country-asian="US" style:font-weight-asian="normal" style:font-name-complex="Arial" style:font-weight-complex="normal" style:text-scale="100%"/>
    </style:style>
    <style:style style:name="T24" style:family="text">
      <style:text-properties officeooo:rsid="000c03b0"/>
    </style:style>
    <style:style style:name="T25" style:family="text">
      <style:text-properties officeooo:rsid="000dbafe"/>
    </style:style>
    <style:style style:name="T26" style:family="text">
      <style:text-properties officeooo:rsid="000fac54"/>
    </style:style>
    <style:style style:name="T27" style:family="text">
      <style:text-properties officeooo:rsid="0010b7d2"/>
    </style:style>
    <style:style style:name="T28" style:family="text">
      <style:text-properties fo:color="#333333" style:font-name="Ubuntu" fo:font-size="11pt" fo:font-weight="normal" officeooo:rsid="0010b7d2" style:font-size-asian="11pt" style:font-weight-asian="normal" style:font-name-complex="Arial" style:font-size-complex="11pt" style:font-weight-complex="normal"/>
    </style:style>
    <style:style style:name="T29" style:family="text">
      <style:text-properties fo:color="#333333" officeooo:rsid="000dbafe"/>
    </style:style>
    <style:style style:name="T30" style:family="text">
      <style:text-properties fo:color="#333333" officeooo:rsid="000c03b0"/>
    </style:style>
    <style:style style:name="T31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32" style:family="text">
      <style:text-properties style:font-name="Arial" fo:font-size="11pt" fo:font-weight="normal" officeooo:rsid="00075678" style:font-size-asian="11pt" style:font-weight-asian="normal" style:font-name-complex="Arial" style:font-size-complex="11pt" style:font-weight-complex="normal"/>
    </style:style>
    <style:style style:name="T33" style:family="text">
      <style:text-properties style:font-name="Arial" fo:font-size="11pt" fo:font-weight="normal" style:font-name-asian="Verdana" style:font-size-asian="11pt" style:font-weight-asian="normal" style:font-name-complex="Arial" style:font-size-complex="11pt" style:font-weight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font-name="Ubuntu" fo:font-size="11pt" officeooo:rsid="0010b7d2" style:font-size-asian="11pt" style:font-name-complex="Arial" style:font-size-complex="11pt"/>
    </style:style>
    <style:style style:name="T36" style:family="text">
      <style:text-properties style:font-name="Ubuntu" fo:font-size="11pt" style:font-size-asian="11pt" style:font-size-complex="11pt"/>
    </style:style>
    <style:style style:name="T37" style:family="text">
      <style:text-properties style:font-name="Ubuntu" fo:font-size="11pt" officeooo:rsid="0017664f" style:font-size-asian="11pt" style:font-size-complex="11pt"/>
    </style:style>
    <style:style style:name="T38" style:family="text">
      <style:text-properties style:font-name="Ubuntu" fo:font-size="11pt" officeooo:rsid="0010fba8" style:font-size-asian="11pt" style:font-size-complex="11pt"/>
    </style:style>
    <style:style style:name="T39" style:family="text">
      <style:text-properties officeooo:rsid="001ec91b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291cac" style:font-style-asian="italic" style:font-style-complex="italic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officeooo:rsid="00272430"/>
    </style:style>
    <style:style style:name="T44" style:family="text">
      <style:text-properties officeooo:rsid="00095378"/>
    </style:style>
    <style:style style:name="T45" style:family="text">
      <style:text-properties officeooo:rsid="00291cac"/>
    </style:style>
    <style:style style:name="T46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91cm" fo:text-indent="-0.635cm" fo:margin-left="1.5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6cm" fo:text-indent="-0.635cm" fo:margin-left="2.2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91cm" fo:text-indent="-0.635cm" fo:margin-left="1.5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6cm" fo:text-indent="-0.635cm" fo:margin-left="2.2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1">Yash Pratap</text:p>
          </table:table-cell>
          <table:table-cell table:style-name="Table1.A1" office:value-type="string">
            <text:p text:style-name="P10">ADDRESS:</text:p>
            <text:p text:style-name="P13">H No 617 Street 17, New Karhera Colony Mohan Nagar, Ghaziabad, India</text:p>
            <text:p text:style-name="P16">PHONE:</text:p>
            <text:p text:style-name="P17"><text:span text:style-name="T31">+</text:span><text:span text:style-name="T32">91</text:span><text:span text:style-name="T31"> </text:span><text:span text:style-name="T32">7042212499</text:span><text:span text:style-name="T33"> </text:span></text:p>
            <text:p text:style-name="P14">EMAIL:</text:p>
            <text:p text:style-name="P15"><text:a xlink:type="simple" xlink:href="mailto:yashp241195@gmail.com" text:style-name="Internet_20_link" text:visited-style-name="Visited_20_Internet_20_Link"><text:span text:style-name="Internet_20_link"><text:span text:style-name="T1">yashp241195@gmail.com</text:span></text:span></text:a></text:p>
          </table:table-cell>
        </table:table-row>
      </table:table>
      <text:p text:style-name="P18"/>
      <text:p text:style-name="P19">PROFESSIONAL SUMMARY</text:p>
      <text:p text:style-name="P26"/>
      <text:p text:style-name="P21">Worked as software developer entrepreneur. Looking for opportunites in <text:span text:style-name="T46">Android Application development.</text:span></text:p>
      <text:p text:style-name="P1"/>
      <text:p text:style-name="P2">WORK EXPERIENCE</text:p>
      <text:p text:style-name="P24"/>
      <text:p text:style-name="P29">1. Delhi Metro <text:span text:style-name="T2">Traveler, Android Application Development <text:s text:c="31"/>19/03/2019 - 19/05/2019</text:span></text:p>
      <text:p text:style-name="P28"/>
      <text:p text:style-name="P38">Skills : Software Architecture, Java, SQLite, JSON, Testing (Espresso), VCS (Git), <text:span text:style-name="T39">Firebase</text:span></text:p>
      <text:p text:style-name="P28"/>
      <text:p text:style-name="P35">Invented algorithms to find out various metro train paths, routes, nearby washroom and</text:p>
      <text:p text:style-name="P35">parking facilities efficiently in <text:span text:style-name="T40">graph</text:span> using a combination of <text:span text:style-name="T41">d</text:span><text:span text:style-name="T40">epth </text:span><text:span text:style-name="T41">l</text:span><text:span text:style-name="T40">imit </text:span><text:span text:style-name="T41">s</text:span><text:span text:style-name="T40">earch</text:span> and <text:span text:style-name="T40">Dijkstra</text:span>.</text:p>
      <text:p text:style-name="P35">I made an earlier version of the same application during my final year of <text:span text:style-name="T45">e</text:span>ngineering and did</text:p>
      <text:p text:style-name="P35">its <text:span text:style-name="T42">marketing for 2-3 months</text:span> and was able to attain a user base of <text:span text:style-name="T42">10,000+ customers</text:span> but</text:p>
      <text:p text:style-name="P36">lost that due to key store issues. As of now I did the iteration of this app 12 times in past </text:p>
      <text:p text:style-name="P36">3 years from scratch but <text:span text:style-name="T42">failed to convert it into an UBER of travel agent</text:span> as the <text:span text:style-name="T42">cost of hiring </text:span></text:p>
      <text:p text:style-name="P36"><text:span text:style-name="T42">a travel agent &gt; the cost of travel</text:span> itself in the <text:span text:style-name="T42">Indian geographical context</text:span>. In the process </text:p>
      <text:p text:style-name="P36">I got to learn the insights and best practices in android app development. </text:p>
      <text:p text:style-name="P36"/>
      <text:p text:style-name="P36">I slowed down this app’s marketing so that I can focus on my new Project “Messenger App”.</text:p>
      <text:p text:style-name="P37"/>
      <text:p text:style-name="P39"><text:span text:style-name="T4">Play store </text:span><text:span text:style-name="T3">link</text:span><text:span text:style-name="T7"> : </text:span><text:a xlink:type="simple" xlink:href="https://play.google.com/store/apps/details?id=com.yash.dmrc" text:style-name="Internet_20_link" text:visited-style-name="Visited_20_Internet_20_Link"><text:span text:style-name="T36">https://play.google.com/store/apps/details?id=com.yash.dmrc</text:span></text:a><text:span text:style-name="T7"> </text:span></text:p>
      <text:p text:style-name="P39"><text:span text:style-name="T5">C</text:span><text:span text:style-name="T3">ode</text:span><text:span text:style-name="T7"> : </text:span><text:a xlink:type="simple" xlink:href="https://github.com/yashp241195/DelhiMetro" text:style-name="Internet_20_link" text:visited-style-name="Visited_20_Internet_20_Link"><text:span text:style-name="T36">https://github.com/yashp241195/DelhiMetro</text:span></text:a></text:p>
      <text:p text:style-name="P32"/>
      <text:p text:style-name="P32"><text:span text:style-name="T44">2. <text:s/>Developed e-Management Solution for Goodways Fitness, Delhi <text:s text:c="14"/>15/06/2018 - 20/07/2018</text:span></text:p>
      <text:p text:style-name="P33"/>
      <text:p text:style-name="P42"><text:span text:style-name="T22">Skills : PHP, </text:span><text:span text:style-name="T23">MySQL (Normalization and DB Design)</text:span><text:span text:style-name="T22">, HTML, CSS, <text:s/>JS, Bootstrap, AJAX</text:span></text:p>
      <text:p text:style-name="P41"><text:span text:style-name="T20"/></text:p>
      <text:p text:style-name="P41"><text:span text:style-name="T20">Requirement analysis to PHP based website</text:span><text:span text:style-name="T15"> </text:span><text:span text:style-name="T20">: </text:span><text:span text:style-name="T21">Freelance</text:span><text:span text:style-name="T15"> </text:span></text:p>
      <text:p text:style-name="P41"><text:span text:style-name="T15">Failed to convert freelance projects into IT business as I aspire to become an Engineer but small and mid scale business doesn't require much engineering </text:span><text:span text:style-name="T16">optimizations</text:span><text:span text:style-name="T15"> due to hardware efficiency. It is better to </text:span><text:span text:style-name="T20">train employees on tools</text:span><text:span text:style-name="T15"> like </text:span><text:span text:style-name="T20">Google forms, Excel etc for small/mid scale to prevent operation failure</text:span><text:span text:style-name="T15"> as </text:span><text:span text:style-name="T20">cost of software operation and team management is very high</text:span><text:span text:style-name="T15"> and small/</text:span><text:span text:style-name="T16">mid</text:span><text:span text:style-name="T15"> scale business owners </text:span><text:span text:style-name="T16">of India </text:span><text:span text:style-name="T15">can’t afford custom solutions.</text:span></text:p>
      <text:p text:style-name="P40"><text:span text:style-name="T9"/></text:p>
      <text:p text:style-name="P40"><text:span text:style-name="T5">C</text:span><text:span text:style-name="T6">ode</text:span><text:span text:style-name="T7"> : </text:span><text:a xlink:type="simple" xlink:href="https://github.com/yashp241195/goodways-fitness" text:style-name="Internet_20_link" text:visited-style-name="Visited_20_Internet_20_Link"><text:span text:style-name="T36">https://github.com/yashp241195/goodways-fitness</text:span></text:a></text:p>
      <text:p text:style-name="P23"/>
      <text:p text:style-name="P23"><text:soft-page-break/><text:span text:style-name="T25">FORMAL </text:span>EDUCATION</text:p>
      <text:p text:style-name="P27"/>
      <text:p text:style-name="P9">Bachelor Degree of Computer Science, <text:span text:style-name="T25">NIEC,</text:span> <text:span text:style-name="T25">GGSIPU, New Delhi <text:s text:c="4"/>70 % <text:s text:c="18"/></text:span><text:span text:style-name="T30">08/</text:span><text:span text:style-name="T29">20</text:span><text:span text:style-name="T30">1</text:span><text:span text:style-name="T29">4 - </text:span><text:span text:style-name="T30">08/</text:span><text:span text:style-name="T29">20</text:span><text:span text:style-name="T30">1</text:span><text:span text:style-name="T29">8</text:span><text:span text:style-name="T25"> <text:s text:c="3"/></text:span></text:p>
      <text:p text:style-name="P9"/>
      <text:p text:style-name="P20">CBSE Board <text:span text:style-name="T26">Class </text:span>XII <text:s text:c="89"/><text:span text:style-name="T26">70 %</text:span> <text:s text:c="19"/><text:span text:style-name="T26">04</text:span>/20<text:span text:style-name="T24">13</text:span> - <text:span text:style-name="T26">03</text:span>/20<text:span text:style-name="T24">1</text:span>4 </text:p>
      <text:p text:style-name="P20"><text:s text:c="146"/></text:p>
      <text:p text:style-name="P22">CBSE Board Class X <text:s text:c="91"/>74 % <text:s text:c="19"/>04/2011 - 03/2012 <text:s text:c="22"/></text:p>
      <text:p text:style-name="P4"/>
      <text:p text:style-name="P3"><text:span text:style-name="T26">TRAININGS</text:span> <text:span text:style-name="T26">AND CERTIFICATIONS</text:span></text:p>
      <text:p text:style-name="P25"/>
      <text:list xml:id="list451948048" text:style-name="L4">
        <text:list-item>
          <text:p text:style-name="P43">HCL CDC - Android App Development <text:span text:style-name="T27">using JAVA</text:span> <text:s text:c="49"/><text:span text:style-name="T27">06</text:span>/<text:span text:style-name="T27">2016 <text:s text:c="13"/></text:span><text:s text:c="3"/></text:p>
        </text:list-item>
        <text:list-item>
          <text:p text:style-name="P45">INTERNSHALA - Full Stack Web Development using PHP <text:s text:c="36"/>06/2017 <text:s text:c="12"/></text:p>
        </text:list-item>
        <text:list-item>
          <text:p text:style-name="P45">KOTAK MAHINDRA – Insurance Sales Training <text:s text:c="57"/>06/2018 <text:s text:c="8"/></text:p>
        </text:list-item>
      </text:list>
      <text:p text:style-name="P5"/>
      <text:p text:style-name="P12"/>
      <text:p text:style-name="P3"><text:span text:style-name="T27">PROFILES</text:span> </text:p>
      <text:p text:style-name="P25"/>
      <text:p text:style-name="P7"><text:span text:style-name="T35">GITHUB : </text:span><text:a xlink:type="simple" xlink:href="https://github.com/yashp241195" text:style-name="Internet_20_link" text:visited-style-name="Visited_20_Internet_20_Link"><text:span text:style-name="T36">https://github.com/yashp241195</text:span></text:a><text:span text:style-name="T36"> <text:s text:c="29"/></text:span></text:p>
      <text:p text:style-name="P7"><text:span text:style-name="T37">A</text:span><text:span text:style-name="T28">NGELIST : </text:span><text:a xlink:type="simple" xlink:href="https://angel.co/yash-pratap-2" text:style-name="Internet_20_link" text:visited-style-name="Visited_20_Internet_20_Link"><text:span text:style-name="T36">https://angel.co/yash-pratap-2</text:span></text:a></text:p>
      <text:p text:style-name="P6"><text:span text:style-name="T38">HACKERRANK : </text:span><text:a xlink:type="simple" xlink:href="https://www.hackerrank.com/yashp241195" text:style-name="Internet_20_link" text:visited-style-name="Visited_20_Internet_20_Link"><text:span text:style-name="T36">https://www.hackerrank.com/yashp241195</text:span></text:a></text:p>
      <text:p text:style-name="P44"/>
      <text:p text:style-name="P11"/>
      <text:p text:style-name="P8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ngsanaUPC" svg:font-family="AngsanaUPC" style:font-family-generic="roman"/>
    <style:font-face style:name="Verdana" svg:font-family="Verdan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nia_20_pozioma" style:display-name="Linia pozioma" style:family="paragraph" style:parent-style-name="Standard" style:next-style-name="Text_20_body">
      <style:paragraph-properties fo:margin-top="0cm" fo:margin-bottom="0.199cm" loext:contextual-spacing="false" fo:padding="0cm" fo:border-left="none" fo:border-right="none" fo:border-top="0.51pt solid #808080" fo:border-bottom="none" text:number-lines="false" text:line-number="0"/>
      <style:text-properties fo:font-size="6pt" style:font-size-asian="6pt" style:font-size-complex="6pt"/>
    </style:style>
    <style:style style:name="Zawartość_20_tabeli" style:display-name="Zawartość tabeli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7:58:14.114016268</meta:creation-date>
    <dc:date>2019-07-24T17:31:15.653616742</dc:date>
    <meta:editing-duration>PT16H53M38S</meta:editing-duration>
    <meta:editing-cycles>8</meta:editing-cycles>
    <meta:generator>LibreOffice/6.0.7.3$Linux_X86_64 LibreOffice_project/00m0$Build-3</meta:generator>
    <meta:document-statistic meta:table-count="1" meta:image-count="0" meta:object-count="0" meta:page-count="2" meta:paragraph-count="41" meta:word-count="396" meta:character-count="3294" meta:non-whitespace-character-count="2260"/>
  </office:meta>
</office:document-meta>
</file>